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left="2.501cm" fo:margin-right="0cm" fo:text-align="start" style:justify-single-word="false" fo:text-indent="-0.635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Text_20_body" style:list-style-name="L3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</style:style>
    <style:style style:name="P13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USE CASE DIAGRAM</text:h>
      <text:p text:style-name="P1"/>
      <text:list xml:id="list12087821421" text:style-name="L1">
        <text:list-header>
          <text:p text:style-name="P6">ACTORS</text:p>
          <text:p text:style-name="P6"><text:s text:c="2"/><text:span text:style-name="T2">The system has only one actor:</text:span></text:p>
          <text:list>
            <text:list-header>
              <text:p text:style-name="P7">1. <text:span text:style-name="T1">Player</text:span></text:p>
              <text:p text:style-name="P7"><text:s text:c="4"/>Player is the actor who starts the system and controls the game flow including all features of the game.</text:p>
            </text:list-header>
          </text:list>
        </text:list-header>
      </text:list>
      <text:p text:style-name="P2"/>
      <text:p text:style-name="P2"/>
      <text:p text:style-name="P2"><text:tab/><text:span text:style-name="T1">IDENTIFICATION OF ACTORS<text:tab/></text:span></text:p>
      <text:list xml:id="list581229262" text:continue-numbering="true" text:style-name="L1">
        <text:list-item>
          <text:list>
            <text:list-item>
              <text:p text:style-name="P12">Actor can use the system</text:p>
            </text:list-item>
            <text:list-item>
              <text:p text:style-name="P12">Actor can <text:span text:style-name="T2">select menu</text:span></text:p>
            </text:list-item>
            <text:list-item>
              <text:p text:style-name="P13">Actor can show game screen</text:p>
            </text:list-item>
            <text:list-item>
              <text:p text:style-name="P12"><text:span text:style-name="T2">Actor can show standings</text:span> </text:p>
            </text:list-item>
            <text:list-item>
              <text:p text:style-name="P12">Actor can go to training menu</text:p>
            </text:list-item>
            <text:list-item>
              <text:p text:style-name="P12">Actor can go to team menu</text:p>
            </text:list-item>
            <text:list-item>
              <text:p text:style-name="P12">Actor can go to fixture menu</text:p>
            </text:list-item>
            <text:list-item>
              <text:p text:style-name="P12">Actor can go to transfer menu</text:p>
            </text:list-item>
            <text:list-item>
              <text:p text:style-name="P12">Actor can go to match menu</text:p>
            </text:list-item>
          </text:list>
        </text:list-item>
      </text:list>
      <text:p text:style-name="P4"/>
      <text:p text:style-name="P5"><text:tab/><text:span text:style-name="T1">USE CASE</text:span></text:p>
      <text:list xml:id="list900531093" text:style-name="L2">
        <text:list-item>
          <text:p text:style-name="P10">Select Menu</text:p>
        </text:list-item>
        <text:list-item>
          <text:p text:style-name="P10">Show Game Screen</text:p>
        </text:list-item>
        <text:list-item>
          <text:p text:style-name="P10">Shows Standings</text:p>
        </text:list-item>
        <text:list-item>
          <text:p text:style-name="P10">Go to Training Menu</text:p>
        </text:list-item>
        <text:list-item>
          <text:p text:style-name="P10">Go to Team Menu</text:p>
        </text:list-item>
        <text:list-item>
          <text:p text:style-name="P10">Go to Fixture Menu</text:p>
        </text:list-item>
        <text:list-item>
          <text:p text:style-name="P10">Go to Transfer Menu</text:p>
        </text:list-item>
        <text:list-item>
          <text:p text:style-name="P10">Go to Match Menu</text:p>
        </text:list-item>
      </text:list>
      <text:p text:style-name="P3"><text:tab/></text:p>
      <text:list xml:id="list852769008" text:style-name="L3">
        <text:list-item>
          <text:p text:style-name="P8"><text:span text:style-name="T1">Select Menu</text:span><text:span text:style-name="T2"><text:line-break/>1.a) Uni</text:span><text:span text:style-name="T4">que Name:</text:span><text:span text:style-name="T2"> Select Menu<text:line-break/>1.b) </text:span><text:span text:style-name="T4">Participating Actor:</text:span><text:span text:style-name="T2"> Player<text:line-break/>1.c) </text:span><text:span text:style-name="T4">Entry Condition:</text:span><text:span text:style-name="T2"> Player must execute the game<text:line-break/>1.d) </text:span><text:span text:style-name="T4">Exit Condition:</text:span><text:span text:style-name="T2"> Player must make a menu choice<text:line-break/>1.e) </text:span><text:span text:style-name="T4">Flow Event:</text:span><text:span text:style-name="T2"> <text:line-break/> - Player makes a menu choice<text:line-break/> - <text:s/>The window belongs the choice is opened or the action is performed<text:line-break/></text:span><text:soft-page-break/><text:span text:style-name="T2">1.f) </text:span><text:span text:style-name="T4">Special requirements:</text:span><text:span text:style-name="T2"> None. </text:span></text:p>
          <text:p text:style-name="P11"/>
        </text:list-item>
        <text:list-item>
          <text:p text:style-name="P11"><text:s/><text:span text:style-name="T1">Show Game Screen</text:span><text:line-break/>2.a) Uni<text:span text:style-name="T3">que Name:</text:span> Show game screen<text:line-break/>2.b) <text:span text:style-name="T3">Participating Actor:</text:span> Player<text:line-break/>2.c) <text:span text:style-name="T3">Entry Condition:</text:span> Start new game or load a saved game<text:line-break/>2.d) <text:span text:style-name="T3">Exit Condition:</text:span> Make an in-game choice<text:line-break/>2.e) <text:span text:style-name="T3">Flow Event:</text:span> <text:line-break/> - Player makes an in-game choice</text:p>
          <text:p text:style-name="P11"><text:s/>- The window belongs the choice is opened (e.g. Standings, Training Menu, Team Menu, Fixture Menu, Transfer Menu, Match Menu)<text:line-break/>2.f) <text:span text:style-name="T3">Special requirements:</text:span> None. </text:p>
        </text:list-item>
      </text:list>
      <text:p text:style-name="P3"/>
      <text:list xml:id="list77616704" text:continue-numbering="true" text:style-name="L3">
        <text:list-item>
          <text:p text:style-name="P11"><text:s/><text:span text:style-name="T1">Show Standings</text:span><text:line-break/>3.a) Uni<text:span text:style-name="T3">que Name:</text:span> Show standings<text:line-break/>3.b) <text:span text:style-name="T3">Participating Actor:</text:span> Player<text:line-break/>3.c) <text:span text:style-name="T3">Entry Condition:</text:span> Click “Standings” button on Game Screen<text:line-break/>3.d) <text:span text:style-name="T3">Exit Condition:</text:span> Click “Return to Game Screen” button.<text:line-break/>3.e) <text:span text:style-name="T3">Flow Event:</text:span> <text:line-break/> - Player clicks “Standings” button</text:p>
          <text:p text:style-name="P11"><text:s/>- Team Standings is displayed to the Player by default</text:p>
        </text:list-item>
      </text:list>
      <text:p text:style-name="P3"><text:tab/><text:tab/> - Wrestler Standings (for each weight) can be displayed according to player choice</text:p>
      <text:list xml:id="list769073239" text:continue-numbering="true" text:style-name="L3">
        <text:list-header>
          <text:p text:style-name="P11"><text:s/>- Returns to Game Screen when the button is pressed.<text:line-break/>3.f) <text:span text:style-name="T3">Special requirements:</text:span> None. </text:p>
          <text:p text:style-name="P11"/>
        </text:list-header>
        <text:list-item>
          <text:p text:style-name="P11"><text:s/><text:span text:style-name="T1">Show Training Menu</text:span><text:line-break/>4.a) Uni<text:span text:style-name="T3">que Name:</text:span> Show training menu<text:line-break/>4.b) <text:span text:style-name="T3">Participating Actor:</text:span> Player<text:line-break/>4.c) <text:span text:style-name="T3">Entry Condition:</text:span> Click “Training” button on Game Screen<text:line-break/>4.d) <text:span text:style-name="T3">Exit Condition:</text:span> Click “Return to Game Screen” button.<text:line-break/>4.e) <text:span text:style-name="T3">Flow Event:</text:span> <text:line-break/> - Player clicks “Training” button</text:p>
          <text:p text:style-name="P11">- Current training programs for each wrestler are fetched from database.</text:p>
          <text:p text:style-name="P11"><text:s/>- Player decides a training program for each wrestler of his/her team.</text:p>
          <text:p text:style-name="P11"><text:s/>- Wrestler attributes are updated according to previous trainings and works.</text:p>
          <text:p text:style-name="P11"><text:s/>- Returns to Game Screen when the button is pressed.<text:line-break/>4.f) <text:span text:style-name="T3">Special requirements:</text:span></text:p>
          <text:p text:style-name="P11"><text:span text:style-name="T5"><text:s/>-</text:span> Wrestler improvement frequency decreases due to his attributes' improvement.</text:p>
          <text:p text:style-name="P11"/>
        </text:list-item>
        <text:list-item>
          <text:p text:style-name="P11"><text:s/><text:span text:style-name="T1">Show Team Menu</text:span><text:line-break/>5.a) Uni<text:span text:style-name="T3">que Name:</text:span> Show team menu<text:line-break/>5.b) <text:span text:style-name="T3">Participating Actor:</text:span> Player<text:line-break/>5.c) <text:span text:style-name="T3">Entry Condition:</text:span> Click “Team” button on Game Screen<text:line-break/>5.d) <text:span text:style-name="T3">Exit Condition:</text:span> Click “Return to Game Screen” button.<text:line-break/>5.e) <text:span text:style-name="T3">Flow Event:</text:span> </text:p>
          <text:p text:style-name="P11"><text:soft-page-break/><text:s/>- Player clicks “Team” button<text:line-break/> - Current wrestler list and strategies for each wrestler are fetched from database.</text:p>
          <text:p text:style-name="P11"><text:s/>- Player decides team squad.</text:p>
          <text:p text:style-name="P11"><text:s/>- Player decides game strategies (e.g. aggression) for each wrestler.</text:p>
          <text:p text:style-name="P11">- Returns to Game Screen when the button is pressed.<text:line-break/>5.f) <text:span text:style-name="T3">Special requirements:</text:span> </text:p>
          <text:p text:style-name="P11">- Player must select one and only wrestler for each weight. (5 wrestlers total)</text:p>
        </text:list-item>
      </text:list>
      <text:p text:style-name="P3"/>
      <text:list xml:id="list931957987" text:continue-numbering="true" text:style-name="L3">
        <text:list-item>
          <text:p text:style-name="P11"><text:s/><text:span text:style-name="T1">Show Fixture Menu</text:span><text:line-break/>6.a) <text:span text:style-name="T3">Unique Name:</text:span> Show fixture menu<text:line-break/>6.b) <text:span text:style-name="T3">Participating Actor:</text:span> Player<text:line-break/>6.c) <text:span text:style-name="T3">Entry Condition:</text:span> Click “Fixture” button on Game Screen<text:line-break/>6.d) <text:span text:style-name="T3">Exit Condition:</text:span> Click “Return to Game Screen” button.<text:line-break/>6.e) <text:span text:style-name="T3">Flow Event:</text:span> </text:p>
          <text:p text:style-name="P11"><text:s/>- Player clicks “Fixture” button<text:line-break/> - Fixture (match lists) is fetched from database.</text:p>
          <text:p text:style-name="P11">- Returns to Game Screen when the button is pressed.<text:line-break/>6.f) <text:span text:style-name="T3">Special requirements:</text:span> None.</text:p>
          <text:p text:style-name="P11"/>
        </text:list-item>
        <text:list-item>
          <text:p text:style-name="P11"><text:s/><text:span text:style-name="T1">Show Transfer Menu</text:span><text:line-break/>7.a) <text:span text:style-name="T3">Unique Name:</text:span> Show transfer menu<text:line-break/>7.b) <text:span text:style-name="T3">Participating Actor:</text:span> Player<text:line-break/>7.c) <text:span text:style-name="T3">Entry Condition:</text:span> Click “Transfer” button on Game Screen<text:line-break/>7.d) <text:span text:style-name="T3">Exit Condition:</text:span> Click “Return to Game Screen” button.<text:line-break/>7.e) <text:span text:style-name="T3">Flow Event:</text:span> </text:p>
          <text:p text:style-name="P11"><text:s/>- Player clicks “Transfer” button<text:line-break/> - Wrestler list and prices, team budgets are fetched from database.</text:p>
          <text:p text:style-name="P11">- Player explores the transfer lists.</text:p>
          <text:p text:style-name="P11">- Player make a deal with a wrestler for his/her team.</text:p>
          <text:p text:style-name="P11">- After the transfer takes place the updated budget is written to database.</text:p>
          <text:p text:style-name="P11">- Returns to Game Screen when the button is pressed.<text:line-break/>7.f) <text:span text:style-name="T3">Special requirements:</text:span> </text:p>
          <text:p text:style-name="P11">- Player's club must have enough budget to make the deal.</text:p>
          <text:p text:style-name="P11"/>
        </text:list-item>
        <text:list-item>
          <text:p text:style-name="P11"><text:s/><text:span text:style-name="T1">Show Match Menu</text:span><text:line-break/>8.a) <text:span text:style-name="T3">Unique Name:</text:span> Show match menu<text:line-break/>8.b) <text:span text:style-name="T3">Participating Actor:</text:span> Player<text:line-break/>8.c) <text:span text:style-name="T3">Entry Condition:</text:span> Click “Match” button on Game Screen<text:line-break/>8.d) <text:span text:style-name="T3">Exit Condition:</text:span> Click “Return to Game Screen” button.<text:line-break/>8.e) <text:span text:style-name="T3">Flow Event:</text:span> </text:p>
          <text:p text:style-name="P11"><text:s/>- Player clicks “Match” button</text:p>
          <text:p text:style-name="P11">- The match program belongs the day, match commentary sentences are fecthed from database.</text:p>
          <text:p text:style-name="P11"><text:soft-page-break/>- Match result is produced by system's simulation engine due to comparision of player attributes.</text:p>
          <text:p text:style-name="P11">- Produced match result is written to database.</text:p>
          <text:p text:style-name="P11">- Returns to Game Screen when the button is pressed.<text:line-break/>8.f) <text:span text:style-name="T3">Special requirements:</text:span> N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3:51:06</meta:creation-date>
    <dc:date>2013-05-21T12:48:18</dc:date>
    <meta:editing-duration>PT1H40M53S</meta:editing-duration>
    <meta:editing-cycles>37</meta:editing-cycles>
    <meta:generator>LibreOffice/3.5$Linux_x86 LibreOffice_project/350m1$Build-2</meta:generator>
    <dc:creator>yusuf </dc:creator>
    <meta:document-statistic meta:table-count="0" meta:image-count="0" meta:object-count="0" meta:page-count="4" meta:paragraph-count="60" meta:word-count="775" meta:character-count="4658" meta:non-whitespace-character-count="3913"/>
  </office:meta>
</office:document-meta>
</file>